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0000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4" style:family="graphic" style:parent-style-name="standard">
      <style:graphic-properties draw:stroke="none" draw:fill-color="#000000" dr3d:vertical-segments="97" dr3d:close-front="true" dr3d:close-back="true"/>
    </style:style>
    <style:style style:name="gr5" style:family="graphic" style:parent-style-name="objectwithoutfill">
      <style:graphic-properties svg:stroke-width="0.028cm" draw:marker-start-width="0.242cm" draw:marker-end="Rounded_20_short_20_Arrow" draw:marker-end-width="0.342cm" draw:fill="none" draw:textarea-vertical-align="middle" fo:padding-top="0.139cm" fo:padding-bottom="0.139cm" fo:padding-left="0.264cm" fo:padding-right="0.264cm"/>
    </style:style>
    <style:style style:name="gr6" style:family="graphic" style:parent-style-name="standard">
      <style:graphic-properties draw:stroke="none" svg:stroke-color="#000000" draw:fill="none" draw:fill-color="#ffffff" fo:min-height="0.766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solid" svg:stroke-width="0.035cm" svg:stroke-color="#ed1c24" draw:marker-start-width="0.252cm" draw:marker-end-width="0.252cm" draw:fill="none" draw:textarea-vertical-align="middle" draw:auto-grow-height="false" fo:min-height="3.166cm" fo:min-width="0cm" fo:padding-top="0.142cm" fo:padding-bottom="0.142cm" fo:padding-left="0.267cm" fo:padding-right="0.267cm"/>
    </style:style>
    <style:style style:name="gr9" style:family="graphic" style:parent-style-name="standard">
      <style:graphic-properties draw:stroke="none" svg:stroke-color="#000000" draw:fill="none" draw:fill-color="#ffffff" fo:min-height="0.319cm"/>
    </style:style>
    <style:style style:name="gr10" style:family="graphic" style:parent-style-name="standard">
      <style:graphic-properties draw:stroke="none" svg:stroke-color="#000000" draw:fill="none" draw:fill-color="#ffffff" fo:min-height="0.955cm"/>
    </style:style>
    <style:style style:name="gr11" style:family="graphic" style:parent-style-name="objectwithoutfill">
      <style:graphic-properties draw:stroke="dash" draw:stroke-dash="Ultrafine_20_2_20_Dots_20_3_20_Dashes" draw:fill="none" draw:textarea-vertical-align="middle"/>
    </style:style>
    <style:style style:name="gr12" style:family="graphic" style:parent-style-name="standard">
      <style:graphic-properties draw:stroke="solid" svg:stroke-width="0.035cm" svg:stroke-color="#ed1c24" draw:marker-start-width="0.252cm" draw:marker-end-width="0.252cm" draw:fill="none" draw:textarea-vertical-align="middle" draw:auto-grow-height="false" fo:min-height="3.132cm" fo:min-width="0cm" fo:padding-top="0.142cm" fo:padding-bottom="0.142cm" fo:padding-left="0.267cm" fo:padding-right="0.267cm"/>
    </style:style>
    <style:style style:name="gr13" style:family="graphic" style:parent-style-name="standard">
      <style:graphic-properties draw:stroke="solid" svg:stroke-width="0.035cm" svg:stroke-color="#ed1c24" draw:marker-start-width="0.252cm" draw:marker-end-width="0.252cm" draw:fill="none" draw:textarea-vertical-align="middle" draw:auto-grow-height="false" fo:min-height="2.039cm" fo:min-width="0cm" fo:padding-top="0.142cm" fo:padding-bottom="0.142cm" fo:padding-left="0.267cm" fo:padding-right="0.267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text-properties fo:font-size="9pt" style:font-size-asian="9pt" style:font-size-complex="9pt"/>
    </style:style>
    <style:style style:name="P4" style:family="paragraph">
      <style:paragraph-properties fo:text-align="start"/>
    </style:style>
    <style:style style:name="P5" style:family="paragraph">
      <loext:graphic-properties draw:fill="none" draw:fill-color="#ffffff"/>
      <style:paragraph-properties fo:text-align="start"/>
      <style:text-properties fo:font-size="8pt" style:font-size-asian="8pt" style:font-size-complex="8pt"/>
    </style:style>
    <style:style style:name="P6" style:family="paragraph">
      <loext:graphic-properties draw:fill="none"/>
      <style:paragraph-properties fo:text-align="center"/>
      <style:text-properties fo:font-size="8pt" style:font-size-asian="8pt" style:font-size-complex="8pt"/>
    </style:style>
    <style:style style:name="P7" style:family="paragraph">
      <loext:graphic-properties draw:fill="none" draw:fill-color="#ffffff"/>
      <style:paragraph-properties fo:text-align="center"/>
      <style:text-properties fo:color="#ce181e" fo:font-size="8pt" style:font-size-asian="8pt" style:font-size-complex="8pt"/>
    </style:style>
    <style:style style:name="T1" style:family="text">
      <style:text-properties fo:font-size="8pt" style:font-size-asian="8pt" style:font-size-complex="8pt"/>
    </style:style>
    <style:style style:name="T2" style:family="text">
      <style:text-properties fo:color="#ce181e"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395cm" svg:y1="3.134cm" svg:x2="14.095cm" svg:y2="3.134cm">
          <text:p/>
        </draw:line>
        <draw:custom-shape draw:style-name="gr2" draw:text-style-name="P2" draw:layer="layout" svg:width="0.508cm" svg:height="0.508cm" svg:x="3.656cm" svg:y="2.88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3d:scene draw:style-name="gr3" svg:width="0.508cm" svg:height="0.254cm" svg:x="1.889cm" svg:y="3.01cm" dr3d:transform="matrix (1 0 0 0 0.000000000000296712824519799 1 0 -1 0.000000000000296712824519799 0cm 0cm 0cm)" dr3d:vrp="(0 0 10171.4285714286)" dr3d:vpn="(0 0 8571.42857142857)"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500 -500 1000 1000" svg:d="M1500 0l-0.990668449545638-33.9002972435307-3.00400996771555-32.7847408662235-5.06535841450454-31.8483487856369-7.17471378991218-31.0911210017709-9.3320760939389-30.5130575146257-11.5374453265842-30.1141583242011-13.7908214878482-29.8944234304972-16.0922045777313-29.8538528335139-17.8080926657994-28.8631843839684-18.9939193783753-26.8904134627815-20.3109034590525-25.0487999096965-21.7590449078323-23.3383437247134-23.3383437247132-21.7590449078321-25.0487999096965-20.3109034590527-26.8904134627817-18.9939193783752-28.8631843839685-17.8080926657994-29.8538528335139-16.0922045777313-29.8944234304972-13.7908214878483-30.1141583242011-11.5374453265842-30.5130575146256-9.3320760939389-31.0911210017709-7.17471378991235-31.848348785637-5.0653584145046-32.7847408662235-3.00400996771566-33.9002972435306-0.990668449545467-33.9002972435308 0.990668449545467-32.7847408662236 3.0040099677156-31.8483487856369 5.0653584145046-31.0911210017708 7.17471378991235-30.5130575146259 9.33207609393884-30.1141583242011 11.5374453265842-29.8944234304971 13.7908214878483-29.8538528335139 16.0922045777313-28.8631843839684 17.8080926657994-26.8904134627817 18.9939193783752-25.0487999096964 20.3109034590527-23.3383437247134 21.759044907832-21.759044907832 23.3383437247133-20.3109034590527 25.0487999096965-18.9939193783752 26.8904134627815-17.8080926657996 28.8631843839685-16.0922045777313 29.853852833514-13.7908214878482 29.8944234304972-11.5374453265842 30.1141583242011-9.3320760939389 30.5130575146257-7.17471378991235 31.0911210017709-5.06535841450466 31.8483487856369-3.00400996771566 32.7847408662235-0.990668449545467 33.9002972435307 0.990668449545467 33.9002972435307 3.0040099677156 32.7847408662235 5.0653584145046 31.8483487856369 7.17471378991235 31.091121001771 9.33207609393878 30.5130575146257 11.5374453265842 30.1141583242011 13.7908214878482 29.8944234304972 16.0922045777313 29.853852833514 17.8080926657994 28.8631843839685 18.993919378375 26.8904134627816 20.3109034590527 25.0487999096966 21.759044907832 23.3383437247134 23.3383437247134 21.7590449078321 25.0487999096964 20.3109034590527 26.8904134627817 18.9939193783752 28.8631843839684 17.8080926657995 29.8538528335139 16.0922045777313 29.8944234304971 13.7908214878483 30.1141583242011 11.5374453265842 30.5130575146259 9.3320760939389 31.0911210017708 7.17471378991235 31.8483487856369 5.06535841450466 32.7847408662235 3.00400996771566 33.9002972435308 0.990668449545467 33.9002972435308-0.990668449545467 32.7847408662235-3.0040099677156 31.8483487856367-5.06535841450454 31.0911210017709-7.17471378991229 30.5130575146259-9.33207609393884 30.1141583242011-11.5374453265842 29.8944234304972-13.7908214878483 29.8538528335139-16.0922045777312 28.8631843839685-17.8080926657995 26.8904134627817-18.993919378375 25.0487999096965-20.3109034590526 23.3383437247132-21.759044907832 21.7590449078323-23.3383437247134 20.3109034590525-25.0487999096965 18.9939193783753-26.8904134627815 17.8080926657994-28.8631843839685 16.0922045777313-29.8538528335139 13.7908214878482-29.8944234304972 11.5374453265842-30.1141583242011 9.3320760939389-30.5130575146257 7.1747137899124-31.0911210017709 5.06535841450477-31.8483487856369 3.00400996771555-32.7847408662235 0.990668449545638-33.9002972435307z"/>
        </dr3d:scene>
        <dr3d:scene draw:style-name="gr3" svg:width="0.508cm" svg:height="0.254cm" svg:x="2.789cm" svg:y="3.01cm" dr3d:transform="matrix (1 0 0 0 0.000000000000296712824519799 1 0 -1 0.000000000000296712824519799 0cm 0cm 0cm)" dr3d:vrp="(0 0 10171.4285714286)" dr3d:vpn="(0 0 8571.42857142857)"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500 -500 1000 1000" svg:d="M1500 0l-0.990668449545638-33.9002972435307-3.00400996771555-32.7847408662235-5.06535841450454-31.8483487856369-7.17471378991218-31.0911210017709-9.3320760939389-30.5130575146257-11.5374453265842-30.1141583242011-13.7908214878482-29.8944234304972-16.0922045777313-29.8538528335139-17.8080926657994-28.8631843839684-18.9939193783753-26.8904134627815-20.3109034590525-25.0487999096965-21.7590449078323-23.3383437247134-23.3383437247132-21.7590449078321-25.0487999096965-20.3109034590527-26.8904134627817-18.9939193783752-28.8631843839685-17.8080926657994-29.8538528335139-16.0922045777313-29.8944234304972-13.7908214878483-30.1141583242011-11.5374453265842-30.5130575146256-9.3320760939389-31.0911210017709-7.17471378991235-31.848348785637-5.0653584145046-32.7847408662235-3.00400996771566-33.9002972435306-0.990668449545467-33.9002972435308 0.990668449545467-32.7847408662236 3.0040099677156-31.8483487856369 5.0653584145046-31.0911210017708 7.17471378991235-30.5130575146259 9.33207609393884-30.1141583242011 11.5374453265842-29.8944234304971 13.7908214878483-29.8538528335139 16.0922045777313-28.8631843839684 17.8080926657994-26.8904134627817 18.9939193783752-25.0487999096964 20.3109034590527-23.3383437247134 21.759044907832-21.759044907832 23.3383437247133-20.3109034590527 25.0487999096965-18.9939193783752 26.8904134627815-17.8080926657996 28.8631843839685-16.0922045777313 29.853852833514-13.7908214878482 29.8944234304972-11.5374453265842 30.1141583242011-9.3320760939389 30.5130575146257-7.17471378991235 31.0911210017709-5.06535841450466 31.8483487856369-3.00400996771566 32.7847408662235-0.990668449545467 33.9002972435307 0.990668449545467 33.9002972435307 3.0040099677156 32.7847408662235 5.0653584145046 31.8483487856369 7.17471378991235 31.091121001771 9.33207609393878 30.5130575146257 11.5374453265842 30.1141583242011 13.7908214878482 29.8944234304972 16.0922045777313 29.853852833514 17.8080926657994 28.8631843839685 18.993919378375 26.8904134627816 20.3109034590527 25.0487999096966 21.759044907832 23.3383437247134 23.3383437247134 21.7590449078321 25.0487999096964 20.3109034590527 26.8904134627817 18.9939193783752 28.8631843839684 17.8080926657995 29.8538528335139 16.0922045777313 29.8944234304971 13.7908214878483 30.1141583242011 11.5374453265842 30.5130575146259 9.3320760939389 31.0911210017708 7.17471378991235 31.8483487856369 5.06535841450466 32.7847408662235 3.00400996771566 33.9002972435308 0.990668449545467 33.9002972435308-0.990668449545467 32.7847408662235-3.0040099677156 31.8483487856367-5.06535841450454 31.0911210017709-7.17471378991229 30.5130575146259-9.33207609393884 30.1141583242011-11.5374453265842 29.8944234304972-13.7908214878483 29.8538528335139-16.0922045777312 28.8631843839685-17.8080926657995 26.8904134627817-18.993919378375 25.0487999096965-20.3109034590526 23.3383437247132-21.759044907832 21.7590449078323-23.3383437247134 20.3109034590525-25.0487999096965 18.9939193783753-26.8904134627815 17.8080926657994-28.8631843839685 16.0922045777313-29.8538528335139 13.7908214878482-29.8944234304972 11.5374453265842-30.1141583242011 9.3320760939389-30.5130575146257 7.1747137899124-31.0911210017709 5.06535841450477-31.8483487856369 3.00400996771555-32.7847408662235 0.990668449545638-33.9002972435307z"/>
        </dr3d:scene>
        <dr3d:scene draw:style-name="gr3" svg:width="0.508cm" svg:height="0.254cm" svg:x="4.689cm" svg:y="3.01cm" dr3d:transform="matrix (1 0 0 0 0.000000000000296712824519799 1 0 -1 0.000000000000296712824519799 0cm 0cm 0cm)" dr3d:vrp="(0 0 10171.4285714286)" dr3d:vpn="(0 0 8571.42857142857)"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500 -500 1000 1000" svg:d="M1500 0l-0.990668449545638-33.9002972435307-3.00400996771555-32.7847408662235-5.06535841450454-31.8483487856369-7.17471378991218-31.0911210017709-9.3320760939389-30.5130575146257-11.5374453265842-30.1141583242011-13.7908214878482-29.8944234304972-16.0922045777313-29.8538528335139-17.8080926657994-28.8631843839684-18.9939193783753-26.8904134627815-20.3109034590525-25.0487999096965-21.7590449078323-23.3383437247134-23.3383437247132-21.7590449078321-25.0487999096965-20.3109034590527-26.8904134627817-18.9939193783752-28.8631843839685-17.8080926657994-29.8538528335139-16.0922045777313-29.8944234304972-13.7908214878483-30.1141583242011-11.5374453265842-30.5130575146256-9.3320760939389-31.0911210017709-7.17471378991235-31.848348785637-5.0653584145046-32.7847408662235-3.00400996771566-33.9002972435306-0.990668449545467-33.9002972435308 0.990668449545467-32.7847408662236 3.0040099677156-31.8483487856369 5.0653584145046-31.0911210017708 7.17471378991235-30.5130575146259 9.33207609393884-30.1141583242011 11.5374453265842-29.8944234304971 13.7908214878483-29.8538528335139 16.0922045777313-28.8631843839684 17.8080926657994-26.8904134627817 18.9939193783752-25.0487999096964 20.3109034590527-23.3383437247134 21.759044907832-21.759044907832 23.3383437247133-20.3109034590527 25.0487999096965-18.9939193783752 26.8904134627815-17.8080926657996 28.8631843839685-16.0922045777313 29.853852833514-13.7908214878482 29.8944234304972-11.5374453265842 30.1141583242011-9.3320760939389 30.5130575146257-7.17471378991235 31.0911210017709-5.06535841450466 31.8483487856369-3.00400996771566 32.7847408662235-0.990668449545467 33.9002972435307 0.990668449545467 33.9002972435307 3.0040099677156 32.7847408662235 5.0653584145046 31.8483487856369 7.17471378991235 31.091121001771 9.33207609393878 30.5130575146257 11.5374453265842 30.1141583242011 13.7908214878482 29.8944234304972 16.0922045777313 29.853852833514 17.8080926657994 28.8631843839685 18.993919378375 26.8904134627816 20.3109034590527 25.0487999096966 21.759044907832 23.3383437247134 23.3383437247134 21.7590449078321 25.0487999096964 20.3109034590527 26.8904134627817 18.9939193783752 28.8631843839684 17.8080926657995 29.8538528335139 16.0922045777313 29.8944234304971 13.7908214878483 30.1141583242011 11.5374453265842 30.5130575146259 9.3320760939389 31.0911210017708 7.17471378991235 31.8483487856369 5.06535841450466 32.7847408662235 3.00400996771566 33.9002972435308 0.990668449545467 33.9002972435308-0.990668449545467 32.7847408662235-3.0040099677156 31.8483487856367-5.06535841450454 31.0911210017709-7.17471378991229 30.5130575146259-9.33207609393884 30.1141583242011-11.5374453265842 29.8944234304972-13.7908214878483 29.8538528335139-16.0922045777312 28.8631843839685-17.8080926657995 26.8904134627817-18.993919378375 25.0487999096965-20.3109034590526 23.3383437247132-21.759044907832 21.7590449078323-23.3383437247134 20.3109034590525-25.0487999096965 18.9939193783753-26.8904134627815 17.8080926657994-28.8631843839685 16.0922045777313-29.8538528335139 13.7908214878482-29.8944234304972 11.5374453265842-30.1141583242011 9.3320760939389-30.5130575146257 7.1747137899124-31.0911210017709 5.06535841450477-31.8483487856369 3.00400996771555-32.7847408662235 0.990668449545638-33.9002972435307z"/>
        </dr3d:scene>
        <dr3d:scene draw:style-name="gr3" svg:width="0.508cm" svg:height="0.254cm" svg:x="5.189cm" svg:y="3.01cm" dr3d:transform="matrix (1 0 0 0 0.000000000000296712824519799 1 0 -1 0.000000000000296712824519799 0cm 0cm 0cm)" dr3d:vrp="(0 0 10171.4285714286)" dr3d:vpn="(0 0 8571.42857142857)"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500 -500 1000 1000" svg:d="M1500 0l-0.990668449545638-33.9002972435307-3.00400996771555-32.7847408662235-5.06535841450454-31.8483487856369-7.17471378991218-31.0911210017709-9.3320760939389-30.5130575146257-11.5374453265842-30.1141583242011-13.7908214878482-29.8944234304972-16.0922045777313-29.8538528335139-17.8080926657994-28.8631843839684-18.9939193783753-26.8904134627815-20.3109034590525-25.0487999096965-21.7590449078323-23.3383437247134-23.3383437247132-21.7590449078321-25.0487999096965-20.3109034590527-26.8904134627817-18.9939193783752-28.8631843839685-17.8080926657994-29.8538528335139-16.0922045777313-29.8944234304972-13.7908214878483-30.1141583242011-11.5374453265842-30.5130575146256-9.3320760939389-31.0911210017709-7.17471378991235-31.848348785637-5.0653584145046-32.7847408662235-3.00400996771566-33.9002972435306-0.990668449545467-33.9002972435308 0.990668449545467-32.7847408662236 3.0040099677156-31.8483487856369 5.0653584145046-31.0911210017708 7.17471378991235-30.5130575146259 9.33207609393884-30.1141583242011 11.5374453265842-29.8944234304971 13.7908214878483-29.8538528335139 16.0922045777313-28.8631843839684 17.8080926657994-26.8904134627817 18.9939193783752-25.0487999096964 20.3109034590527-23.3383437247134 21.759044907832-21.759044907832 23.3383437247133-20.3109034590527 25.0487999096965-18.9939193783752 26.8904134627815-17.8080926657996 28.8631843839685-16.0922045777313 29.853852833514-13.7908214878482 29.8944234304972-11.5374453265842 30.1141583242011-9.3320760939389 30.5130575146257-7.17471378991235 31.0911210017709-5.06535841450466 31.8483487856369-3.00400996771566 32.7847408662235-0.990668449545467 33.9002972435307 0.990668449545467 33.9002972435307 3.0040099677156 32.7847408662235 5.0653584145046 31.8483487856369 7.17471378991235 31.091121001771 9.33207609393878 30.5130575146257 11.5374453265842 30.1141583242011 13.7908214878482 29.8944234304972 16.0922045777313 29.853852833514 17.8080926657994 28.8631843839685 18.993919378375 26.8904134627816 20.3109034590527 25.0487999096966 21.759044907832 23.3383437247134 23.3383437247134 21.7590449078321 25.0487999096964 20.3109034590527 26.8904134627817 18.9939193783752 28.8631843839684 17.8080926657995 29.8538528335139 16.0922045777313 29.8944234304971 13.7908214878483 30.1141583242011 11.5374453265842 30.5130575146259 9.3320760939389 31.0911210017708 7.17471378991235 31.8483487856369 5.06535841450466 32.7847408662235 3.00400996771566 33.9002972435308 0.990668449545467 33.9002972435308-0.990668449545467 32.7847408662235-3.0040099677156 31.8483487856367-5.06535841450454 31.0911210017709-7.17471378991229 30.5130575146259-9.33207609393884 30.1141583242011-11.5374453265842 29.8944234304972-13.7908214878483 29.8538528335139-16.0922045777312 28.8631843839685-17.8080926657995 26.8904134627817-18.993919378375 25.0487999096965-20.3109034590526 23.3383437247132-21.759044907832 21.7590449078323-23.3383437247134 20.3109034590525-25.0487999096965 18.9939193783753-26.8904134627815 17.8080926657994-28.8631843839685 16.0922045777313-29.8538528335139 13.7908214878482-29.8944234304972 11.5374453265842-30.1141583242011 9.3320760939389-30.5130575146257 7.1747137899124-31.0911210017709 5.06535841450477-31.8483487856369 3.00400996771555-32.7847408662235 0.990668449545638-33.9002972435307z"/>
        </dr3d:scene>
        <dr3d:scene draw:style-name="gr3" svg:width="0.508cm" svg:height="0.254cm" svg:x="6.189cm" svg:y="3.01cm" dr3d:transform="matrix (1 0 0 0 0.000000000000296712824519799 1 0 -1 0.000000000000296712824519799 0cm 0cm 0cm)" dr3d:vrp="(0 0 10171.4285714286)" dr3d:vpn="(0 0 8571.42857142857)"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500 -500 1000 1000" svg:d="M1500 0l-0.990668449545638-33.9002972435307-3.00400996771555-32.7847408662235-5.06535841450454-31.8483487856369-7.17471378991218-31.0911210017709-9.3320760939389-30.5130575146257-11.5374453265842-30.1141583242011-13.7908214878482-29.8944234304972-16.0922045777313-29.8538528335139-17.8080926657994-28.8631843839684-18.9939193783753-26.8904134627815-20.3109034590525-25.0487999096965-21.7590449078323-23.3383437247134-23.3383437247132-21.7590449078321-25.0487999096965-20.3109034590527-26.8904134627817-18.9939193783752-28.8631843839685-17.8080926657994-29.8538528335139-16.0922045777313-29.8944234304972-13.7908214878483-30.1141583242011-11.5374453265842-30.5130575146256-9.3320760939389-31.0911210017709-7.17471378991235-31.848348785637-5.0653584145046-32.7847408662235-3.00400996771566-33.9002972435306-0.990668449545467-33.9002972435308 0.990668449545467-32.7847408662236 3.0040099677156-31.8483487856369 5.0653584145046-31.0911210017708 7.17471378991235-30.5130575146259 9.33207609393884-30.1141583242011 11.5374453265842-29.8944234304971 13.7908214878483-29.8538528335139 16.0922045777313-28.8631843839684 17.8080926657994-26.8904134627817 18.9939193783752-25.0487999096964 20.3109034590527-23.3383437247134 21.759044907832-21.759044907832 23.3383437247133-20.3109034590527 25.0487999096965-18.9939193783752 26.8904134627815-17.8080926657996 28.8631843839685-16.0922045777313 29.853852833514-13.7908214878482 29.8944234304972-11.5374453265842 30.1141583242011-9.3320760939389 30.5130575146257-7.17471378991235 31.0911210017709-5.06535841450466 31.8483487856369-3.00400996771566 32.7847408662235-0.990668449545467 33.9002972435307 0.990668449545467 33.9002972435307 3.0040099677156 32.7847408662235 5.0653584145046 31.8483487856369 7.17471378991235 31.091121001771 9.33207609393878 30.5130575146257 11.5374453265842 30.1141583242011 13.7908214878482 29.8944234304972 16.0922045777313 29.853852833514 17.8080926657994 28.8631843839685 18.993919378375 26.8904134627816 20.3109034590527 25.0487999096966 21.759044907832 23.3383437247134 23.3383437247134 21.7590449078321 25.0487999096964 20.3109034590527 26.8904134627817 18.9939193783752 28.8631843839684 17.8080926657995 29.8538528335139 16.0922045777313 29.8944234304971 13.7908214878483 30.1141583242011 11.5374453265842 30.5130575146259 9.3320760939389 31.0911210017708 7.17471378991235 31.8483487856369 5.06535841450466 32.7847408662235 3.00400996771566 33.9002972435308 0.990668449545467 33.9002972435308-0.990668449545467 32.7847408662235-3.0040099677156 31.8483487856367-5.06535841450454 31.0911210017709-7.17471378991229 30.5130575146259-9.33207609393884 30.1141583242011-11.5374453265842 29.8944234304972-13.7908214878483 29.8538528335139-16.0922045777312 28.8631843839685-17.8080926657995 26.8904134627817-18.993919378375 25.0487999096965-20.3109034590526 23.3383437247132-21.759044907832 21.7590449078323-23.3383437247134 20.3109034590525-25.0487999096965 18.9939193783753-26.8904134627815 17.8080926657994-28.8631843839685 16.0922045777313-29.8538528335139 13.7908214878482-29.8944234304972 11.5374453265842-30.1141583242011 9.3320760939389-30.5130575146257 7.1747137899124-31.0911210017709 5.06535841450477-31.8483487856369 3.00400996771555-32.7847408662235 0.990668449545638-33.9002972435307z"/>
        </dr3d:scene>
        <dr3d:scene draw:style-name="gr3" svg:width="0.508cm" svg:height="0.254cm" svg:x="9.289cm" svg:y="3.01cm" dr3d:transform="matrix (1 0 0 0 0.000000000000296712824519799 1 0 -1 0.000000000000296712824519799 0cm 0cm 0cm)" dr3d:vrp="(0 0 10171.4285714286)" dr3d:vpn="(0 0 8571.42857142857)"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500 -500 1000 1000" svg:d="M1500 0l-0.990668449545638-33.9002972435307-3.00400996771555-32.7847408662235-5.06535841450454-31.8483487856369-7.17471378991218-31.0911210017709-9.3320760939389-30.5130575146257-11.5374453265842-30.1141583242011-13.7908214878482-29.8944234304972-16.0922045777313-29.8538528335139-17.8080926657994-28.8631843839684-18.9939193783753-26.8904134627815-20.3109034590525-25.0487999096965-21.7590449078323-23.3383437247134-23.3383437247132-21.7590449078321-25.0487999096965-20.3109034590527-26.8904134627817-18.9939193783752-28.8631843839685-17.8080926657994-29.8538528335139-16.0922045777313-29.8944234304972-13.7908214878483-30.1141583242011-11.5374453265842-30.5130575146256-9.3320760939389-31.0911210017709-7.17471378991235-31.848348785637-5.0653584145046-32.7847408662235-3.00400996771566-33.9002972435306-0.990668449545467-33.9002972435308 0.990668449545467-32.7847408662236 3.0040099677156-31.8483487856369 5.0653584145046-31.0911210017708 7.17471378991235-30.5130575146259 9.33207609393884-30.1141583242011 11.5374453265842-29.8944234304971 13.7908214878483-29.8538528335139 16.0922045777313-28.8631843839684 17.8080926657994-26.8904134627817 18.9939193783752-25.0487999096964 20.3109034590527-23.3383437247134 21.759044907832-21.759044907832 23.3383437247133-20.3109034590527 25.0487999096965-18.9939193783752 26.8904134627815-17.8080926657996 28.8631843839685-16.0922045777313 29.853852833514-13.7908214878482 29.8944234304972-11.5374453265842 30.1141583242011-9.3320760939389 30.5130575146257-7.17471378991235 31.0911210017709-5.06535841450466 31.8483487856369-3.00400996771566 32.7847408662235-0.990668449545467 33.9002972435307 0.990668449545467 33.9002972435307 3.0040099677156 32.7847408662235 5.0653584145046 31.8483487856369 7.17471378991235 31.091121001771 9.33207609393878 30.5130575146257 11.5374453265842 30.1141583242011 13.7908214878482 29.8944234304972 16.0922045777313 29.853852833514 17.8080926657994 28.8631843839685 18.993919378375 26.8904134627816 20.3109034590527 25.0487999096966 21.759044907832 23.3383437247134 23.3383437247134 21.7590449078321 25.0487999096964 20.3109034590527 26.8904134627817 18.9939193783752 28.8631843839684 17.8080926657995 29.8538528335139 16.0922045777313 29.8944234304971 13.7908214878483 30.1141583242011 11.5374453265842 30.5130575146259 9.3320760939389 31.0911210017708 7.17471378991235 31.8483487856369 5.06535841450466 32.7847408662235 3.00400996771566 33.9002972435308 0.990668449545467 33.9002972435308-0.990668449545467 32.7847408662235-3.0040099677156 31.8483487856367-5.06535841450454 31.0911210017709-7.17471378991229 30.5130575146259-9.33207609393884 30.1141583242011-11.5374453265842 29.8944234304972-13.7908214878483 29.8538528335139-16.0922045777312 28.8631843839685-17.8080926657995 26.8904134627817-18.993919378375 25.0487999096965-20.3109034590526 23.3383437247132-21.759044907832 21.7590449078323-23.3383437247134 20.3109034590525-25.0487999096965 18.9939193783753-26.8904134627815 17.8080926657994-28.8631843839685 16.0922045777313-29.8538528335139 13.7908214878482-29.8944234304972 11.5374453265842-30.1141583242011 9.3320760939389-30.5130575146257 7.1747137899124-31.0911210017709 5.06535841450477-31.8483487856369 3.00400996771555-32.7847408662235 0.990668449545638-33.9002972435307z"/>
        </dr3d:scene>
        <dr3d:scene draw:style-name="gr3" svg:width="0.508cm" svg:height="0.254cm" svg:x="9.589cm" svg:y="3.01cm" dr3d:transform="matrix (1 0 0 0 0.000000000000296712824519799 1 0 -1 0.000000000000296712824519799 0cm 0cm 0cm)" dr3d:vrp="(0 0 10171.4285714286)" dr3d:vpn="(0 0 8571.42857142857)"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500 -500 1000 1000" svg:d="M1500 0l-0.990668449545638-33.9002972435307-3.00400996771555-32.7847408662235-5.06535841450454-31.8483487856369-7.17471378991218-31.0911210017709-9.3320760939389-30.5130575146257-11.5374453265842-30.1141583242011-13.7908214878482-29.8944234304972-16.0922045777313-29.8538528335139-17.8080926657994-28.8631843839684-18.9939193783753-26.8904134627815-20.3109034590525-25.0487999096965-21.7590449078323-23.3383437247134-23.3383437247132-21.7590449078321-25.0487999096965-20.3109034590527-26.8904134627817-18.9939193783752-28.8631843839685-17.8080926657994-29.8538528335139-16.0922045777313-29.8944234304972-13.7908214878483-30.1141583242011-11.5374453265842-30.5130575146256-9.3320760939389-31.0911210017709-7.17471378991235-31.848348785637-5.0653584145046-32.7847408662235-3.00400996771566-33.9002972435306-0.990668449545467-33.9002972435308 0.990668449545467-32.7847408662236 3.0040099677156-31.8483487856369 5.0653584145046-31.0911210017708 7.17471378991235-30.5130575146259 9.33207609393884-30.1141583242011 11.5374453265842-29.8944234304971 13.7908214878483-29.8538528335139 16.0922045777313-28.8631843839684 17.8080926657994-26.8904134627817 18.9939193783752-25.0487999096964 20.3109034590527-23.3383437247134 21.759044907832-21.759044907832 23.3383437247133-20.3109034590527 25.0487999096965-18.9939193783752 26.8904134627815-17.8080926657996 28.8631843839685-16.0922045777313 29.853852833514-13.7908214878482 29.8944234304972-11.5374453265842 30.1141583242011-9.3320760939389 30.5130575146257-7.17471378991235 31.0911210017709-5.06535841450466 31.8483487856369-3.00400996771566 32.7847408662235-0.990668449545467 33.9002972435307 0.990668449545467 33.9002972435307 3.0040099677156 32.7847408662235 5.0653584145046 31.8483487856369 7.17471378991235 31.091121001771 9.33207609393878 30.5130575146257 11.5374453265842 30.1141583242011 13.7908214878482 29.8944234304972 16.0922045777313 29.853852833514 17.8080926657994 28.8631843839685 18.993919378375 26.8904134627816 20.3109034590527 25.0487999096966 21.759044907832 23.3383437247134 23.3383437247134 21.7590449078321 25.0487999096964 20.3109034590527 26.8904134627817 18.9939193783752 28.8631843839684 17.8080926657995 29.8538528335139 16.0922045777313 29.8944234304971 13.7908214878483 30.1141583242011 11.5374453265842 30.5130575146259 9.3320760939389 31.0911210017708 7.17471378991235 31.8483487856369 5.06535841450466 32.7847408662235 3.00400996771566 33.9002972435308 0.990668449545467 33.9002972435308-0.990668449545467 32.7847408662235-3.0040099677156 31.8483487856367-5.06535841450454 31.0911210017709-7.17471378991229 30.5130575146259-9.33207609393884 30.1141583242011-11.5374453265842 29.8944234304972-13.7908214878483 29.8538528335139-16.0922045777312 28.8631843839685-17.8080926657995 26.8904134627817-18.993919378375 25.0487999096965-20.3109034590526 23.3383437247132-21.759044907832 21.7590449078323-23.3383437247134 20.3109034590525-25.0487999096965 18.9939193783753-26.8904134627815 17.8080926657994-28.8631843839685 16.0922045777313-29.8538528335139 13.7908214878482-29.8944234304972 11.5374453265842-30.1141583242011 9.3320760939389-30.5130575146257 7.1747137899124-31.0911210017709 5.06535841450477-31.8483487856369 3.00400996771555-32.7847408662235 0.990668449545638-33.9002972435307z"/>
        </dr3d:scene>
        <dr3d:scene draw:style-name="gr3" svg:width="0.508cm" svg:height="0.254cm" svg:x="10.789cm" svg:y="3.01cm" dr3d:transform="matrix (1 0 0 0 0.000000000000296712824519799 1 0 -1 0.000000000000296712824519799 0cm 0cm 0cm)" dr3d:vrp="(0 0 10171.4285714286)" dr3d:vpn="(0 0 8571.42857142857)"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500 -500 1000 1000" svg:d="M1500 0l-0.990668449545638-33.9002972435307-3.00400996771555-32.7847408662235-5.06535841450454-31.8483487856369-7.17471378991218-31.0911210017709-9.3320760939389-30.5130575146257-11.5374453265842-30.1141583242011-13.7908214878482-29.8944234304972-16.0922045777313-29.8538528335139-17.8080926657994-28.8631843839684-18.9939193783753-26.8904134627815-20.3109034590525-25.0487999096965-21.7590449078323-23.3383437247134-23.3383437247132-21.7590449078321-25.0487999096965-20.3109034590527-26.8904134627817-18.9939193783752-28.8631843839685-17.8080926657994-29.8538528335139-16.0922045777313-29.8944234304972-13.7908214878483-30.1141583242011-11.5374453265842-30.5130575146256-9.3320760939389-31.0911210017709-7.17471378991235-31.848348785637-5.0653584145046-32.7847408662235-3.00400996771566-33.9002972435306-0.990668449545467-33.9002972435308 0.990668449545467-32.7847408662236 3.0040099677156-31.8483487856369 5.0653584145046-31.0911210017708 7.17471378991235-30.5130575146259 9.33207609393884-30.1141583242011 11.5374453265842-29.8944234304971 13.7908214878483-29.8538528335139 16.0922045777313-28.8631843839684 17.8080926657994-26.8904134627817 18.9939193783752-25.0487999096964 20.3109034590527-23.3383437247134 21.759044907832-21.759044907832 23.3383437247133-20.3109034590527 25.0487999096965-18.9939193783752 26.8904134627815-17.8080926657996 28.8631843839685-16.0922045777313 29.853852833514-13.7908214878482 29.8944234304972-11.5374453265842 30.1141583242011-9.3320760939389 30.5130575146257-7.17471378991235 31.0911210017709-5.06535841450466 31.8483487856369-3.00400996771566 32.7847408662235-0.990668449545467 33.9002972435307 0.990668449545467 33.9002972435307 3.0040099677156 32.7847408662235 5.0653584145046 31.8483487856369 7.17471378991235 31.091121001771 9.33207609393878 30.5130575146257 11.5374453265842 30.1141583242011 13.7908214878482 29.8944234304972 16.0922045777313 29.853852833514 17.8080926657994 28.8631843839685 18.993919378375 26.8904134627816 20.3109034590527 25.0487999096966 21.759044907832 23.3383437247134 23.3383437247134 21.7590449078321 25.0487999096964 20.3109034590527 26.8904134627817 18.9939193783752 28.8631843839684 17.8080926657995 29.8538528335139 16.0922045777313 29.8944234304971 13.7908214878483 30.1141583242011 11.5374453265842 30.5130575146259 9.3320760939389 31.0911210017708 7.17471378991235 31.8483487856369 5.06535841450466 32.7847408662235 3.00400996771566 33.9002972435308 0.990668449545467 33.9002972435308-0.990668449545467 32.7847408662235-3.0040099677156 31.8483487856367-5.06535841450454 31.0911210017709-7.17471378991229 30.5130575146259-9.33207609393884 30.1141583242011-11.5374453265842 29.8944234304972-13.7908214878483 29.8538528335139-16.0922045777312 28.8631843839685-17.8080926657995 26.8904134627817-18.993919378375 25.0487999096965-20.3109034590526 23.3383437247132-21.759044907832 21.7590449078323-23.3383437247134 20.3109034590525-25.0487999096965 18.9939193783753-26.8904134627815 17.8080926657994-28.8631843839685 16.0922045777313-29.8538528335139 13.7908214878482-29.8944234304972 11.5374453265842-30.1141583242011 9.3320760939389-30.5130575146257 7.1747137899124-31.0911210017709 5.06535841450477-31.8483487856369 3.00400996771555-32.7847408662235 0.990668449545638-33.9002972435307z"/>
        </dr3d:scene>
        <draw:line draw:style-name="gr5" draw:text-style-name="P3" draw:layer="layout" svg:x1="2.143cm" svg:y1="4.734cm" svg:x2="2.143cm" svg:y2="3.367cm">
          <text:p/>
        </draw:line>
        <draw:frame draw:style-name="gr6" draw:text-style-name="P5" draw:layer="layout" svg:width="1.27cm" svg:height="1.016cm" svg:x="1.962cm" svg:y="4.807cm">
          <draw:text-box>
            <text:p text:style-name="P4"><text:span text:style-name="T1">First Ant</text:span></text:p>
          </draw:text-box>
        </draw:frame>
        <draw:line draw:style-name="gr7" draw:text-style-name="P6" draw:layer="layout" svg:x1="2.016cm" svg:y1="2.605cm" svg:x2="3.921cm" svg:y2="2.605cm">
          <text:p text:style-name="P2"><text:span text:style-name="T1">4 ft forward <text:s text:c="5"/></text:span></text:p>
          <text:p text:style-name="P2"><text:span text:style-name="T1"/></text:p>
        </draw:line>
        <draw:custom-shape draw:style-name="gr8" draw:text-style-name="P6" draw:layer="layout" svg:width="0.381cm" svg:height="3.604cm" draw:transform="rotate (-1.55212130379856) translate (5.695cm 1.742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3d:scene draw:style-name="gr3" svg:width="0.508cm" svg:height="0.254cm" svg:x="9.589cm" svg:y="3.01cm" dr3d:transform="matrix (1 0 0 0 0.000000000000296712824519799 1 0 -1 0.000000000000296712824519799 0cm 0cm 0cm)" dr3d:vrp="(0 0 10171.4285714286)" dr3d:vpn="(0 0 8571.42857142857)"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500 -500 1000 1000" svg:d="M1500 0l-0.990668449545638-33.9002972435307-3.00400996771555-32.7847408662235-5.06535841450454-31.8483487856369-7.17471378991218-31.0911210017709-9.3320760939389-30.5130575146257-11.5374453265842-30.1141583242011-13.7908214878482-29.8944234304972-16.0922045777313-29.8538528335139-17.8080926657994-28.8631843839684-18.9939193783753-26.8904134627815-20.3109034590525-25.0487999096965-21.7590449078323-23.3383437247134-23.3383437247132-21.7590449078321-25.0487999096965-20.3109034590527-26.8904134627817-18.9939193783752-28.8631843839685-17.8080926657994-29.8538528335139-16.0922045777313-29.8944234304972-13.7908214878483-30.1141583242011-11.5374453265842-30.5130575146256-9.3320760939389-31.0911210017709-7.17471378991235-31.848348785637-5.0653584145046-32.7847408662235-3.00400996771566-33.9002972435306-0.990668449545467-33.9002972435308 0.990668449545467-32.7847408662236 3.0040099677156-31.8483487856369 5.0653584145046-31.0911210017708 7.17471378991235-30.5130575146259 9.33207609393884-30.1141583242011 11.5374453265842-29.8944234304971 13.7908214878483-29.8538528335139 16.0922045777313-28.8631843839684 17.8080926657994-26.8904134627817 18.9939193783752-25.0487999096964 20.3109034590527-23.3383437247134 21.759044907832-21.759044907832 23.3383437247133-20.3109034590527 25.0487999096965-18.9939193783752 26.8904134627815-17.8080926657996 28.8631843839685-16.0922045777313 29.853852833514-13.7908214878482 29.8944234304972-11.5374453265842 30.1141583242011-9.3320760939389 30.5130575146257-7.17471378991235 31.0911210017709-5.06535841450466 31.8483487856369-3.00400996771566 32.7847408662235-0.990668449545467 33.9002972435307 0.990668449545467 33.9002972435307 3.0040099677156 32.7847408662235 5.0653584145046 31.8483487856369 7.17471378991235 31.091121001771 9.33207609393878 30.5130575146257 11.5374453265842 30.1141583242011 13.7908214878482 29.8944234304972 16.0922045777313 29.853852833514 17.8080926657994 28.8631843839685 18.993919378375 26.8904134627816 20.3109034590527 25.0487999096966 21.759044907832 23.3383437247134 23.3383437247134 21.7590449078321 25.0487999096964 20.3109034590527 26.8904134627817 18.9939193783752 28.8631843839684 17.8080926657995 29.8538528335139 16.0922045777313 29.8944234304971 13.7908214878483 30.1141583242011 11.5374453265842 30.5130575146259 9.3320760939389 31.0911210017708 7.17471378991235 31.8483487856369 5.06535841450466 32.7847408662235 3.00400996771566 33.9002972435308 0.990668449545467 33.9002972435308-0.990668449545467 32.7847408662235-3.0040099677156 31.8483487856367-5.06535841450454 31.0911210017709-7.17471378991229 30.5130575146259-9.33207609393884 30.1141583242011-11.5374453265842 29.8944234304972-13.7908214878483 29.8538528335139-16.0922045777312 28.8631843839685-17.8080926657995 26.8904134627817-18.993919378375 25.0487999096965-20.3109034590526 23.3383437247132-21.759044907832 21.7590449078323-23.3383437247134 20.3109034590525-25.0487999096965 18.9939193783753-26.8904134627815 17.8080926657994-28.8631843839685 16.0922045777313-29.8538528335139 13.7908214878482-29.8944234304972 11.5374453265842-30.1141583242011 9.3320760939389-30.5130575146257 7.1747137899124-31.0911210017709 5.06535841450477-31.8483487856369 3.00400996771555-32.7847408662235 0.990668449545638-33.9002972435307z"/>
        </dr3d:scene>
        <draw:frame draw:style-name="gr9" draw:text-style-name="P7" draw:layer="layout" svg:width="3.88cm" svg:height="0.569cm" svg:x="1.962cm" svg:y="1.207cm">
          <draw:text-box>
            <text:p text:style-name="P2"><text:span text:style-name="T2">Range of Trap</text:span></text:p>
          </draw:text-box>
        </draw:frame>
        <draw:line draw:style-name="gr5" draw:text-style-name="P3" draw:layer="layout" svg:x1="6.443cm" svg:y1="4.734cm" svg:x2="6.443cm" svg:y2="3.367cm">
          <text:p/>
        </draw:line>
        <draw:frame draw:style-name="gr10" draw:text-style-name="P5" draw:layer="layout" svg:width="2.504cm" svg:height="1.205cm" svg:x="6.262cm" svg:y="4.807cm">
          <draw:text-box>
            <text:p text:style-name="P4"><text:span text:style-name="T1">Next Ant Outside the Previous Trap</text:span></text:p>
          </draw:text-box>
        </draw:frame>
        <draw:line draw:style-name="gr11" draw:text-style-name="P1" draw:layer="layout" svg:x1="2.116cm" svg:y1="1.162cm" svg:x2="2.143cm" svg:y2="5.653cm">
          <text:p/>
        </draw:line>
        <draw:custom-shape draw:style-name="gr2" draw:text-style-name="P2" draw:layer="layout" svg:width="0.508cm" svg:height="0.508cm" svg:x="7.956cm" svg:y="2.88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7" draw:text-style-name="P6" draw:layer="layout" svg:x1="6.316cm" svg:y1="2.606cm" svg:x2="8.221cm" svg:y2="2.606cm">
          <text:p text:style-name="P2"><text:span text:style-name="T1">4 ft forward <text:s text:c="5"/></text:span></text:p>
          <text:p text:style-name="P2"><text:span text:style-name="T1"/></text:p>
        </draw:line>
        <draw:custom-shape draw:style-name="gr12" draw:text-style-name="P6" draw:layer="layout" svg:width="0.381cm" svg:height="3.604cm" draw:transform="rotate (-1.55212130379856) translate (9.995cm 1.74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9" draw:text-style-name="P7" draw:layer="layout" svg:width="3.88cm" svg:height="0.569cm" svg:x="6.262cm" svg:y="1.208cm">
          <draw:text-box>
            <text:p text:style-name="P2"><text:span text:style-name="T2">Range of Trap</text:span></text:p>
          </draw:text-box>
        </draw:frame>
        <draw:custom-shape draw:style-name="gr2" draw:text-style-name="P2" draw:layer="layout" svg:width="0.508cm" svg:height="0.508cm" svg:x="12.556cm" svg:y="2.88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7" draw:text-style-name="P6" draw:layer="layout" svg:x1="10.916cm" svg:y1="2.607cm" svg:x2="12.821cm" svg:y2="2.607cm">
          <text:p text:style-name="P2"><text:span text:style-name="T1">4 ft forward <text:s text:c="5"/></text:span></text:p>
          <text:p text:style-name="P2"><text:span text:style-name="T1"/></text:p>
        </draw:line>
        <draw:custom-shape draw:style-name="gr13" draw:text-style-name="P6" draw:layer="layout" svg:width="0.381cm" svg:height="2.449cm" draw:transform="rotate (-1.55212130379856) translate (13.44cm 1.76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9" draw:text-style-name="P7" draw:layer="layout" svg:width="3.88cm" svg:height="0.569cm" svg:x="10.262cm" svg:y="1.209cm">
          <draw:text-box>
            <text:p text:style-name="P2"><text:span text:style-name="T2">Range of Trap</text:span></text:p>
          </draw:text-box>
        </draw:frame>
        <draw:line draw:style-name="gr11" draw:text-style-name="P1" draw:layer="layout" svg:x1="13.446cm" svg:y1="1.181cm" svg:x2="13.445cm" svg:y2="7.625cm">
          <text:p/>
        </draw:line>
        <draw:frame draw:style-name="gr10" draw:text-style-name="P5" draw:layer="layout" svg:width="2.504cm" svg:height="1.205cm" svg:x="10.962cm" svg:y="4.808cm">
          <draw:text-box>
            <text:p text:style-name="P4"><text:span text:style-name="T1">Next Ant Outside the Previous Trap</text:span></text:p>
          </draw:text-box>
        </draw:frame>
        <draw:line draw:style-name="gr5" draw:text-style-name="P3" draw:layer="layout" svg:x1="11.043cm" svg:y1="4.742cm" svg:x2="11.043cm" svg:y2="3.375cm">
          <text:p/>
        </draw:line>
        <draw:line draw:style-name="gr11" draw:text-style-name="P1" draw:layer="layout" svg:x1="6.417cm" svg:y1="1.163cm" svg:x2="6.444cm" svg:y2="5.654cm">
          <text:p/>
        </draw:line>
        <draw:line draw:style-name="gr11" draw:text-style-name="P1" draw:layer="layout" svg:x1="11.018cm" svg:y1="1.164cm" svg:x2="11.045cm" svg:y2="5.655cm">
          <text:p/>
        </draw:line>
        <draw:line draw:style-name="gr11" draw:text-style-name="P1" draw:layer="layout" svg:x1="1.416cm" svg:y1="1.181cm" svg:x2="1.415cm" svg:y2="7.625cm">
          <text:p/>
        </draw:line>
        <draw:frame draw:style-name="gr9" draw:text-style-name="P5" draw:layer="layout" svg:width="3.194cm" svg:height="0.569cm" svg:x="1.362cm" svg:y="7.207cm">
          <draw:text-box>
            <text:p text:style-name="P4"><text:span text:style-name="T1">Log length = 0</text:span></text:p>
          </draw:text-box>
        </draw:frame>
        <draw:frame draw:style-name="gr9" draw:text-style-name="P5" draw:layer="layout" svg:width="3.194cm" svg:height="0.569cm" svg:x="11.262cm" svg:y="7.208cm">
          <draw:text-box>
            <text:p text:style-name="P4"><text:span text:style-name="T1">Log length = 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5.24cm" fo:page-height="8.8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10T18:36:46.864501956</meta:creation-date>
    <dc:date>2019-12-01T21:05:02.842055486</dc:date>
    <meta:editing-duration>PT17H28M8S</meta:editing-duration>
    <meta:editing-cycles>32</meta:editing-cycles>
    <meta:generator>LibreOffice/6.0.7.3$Linux_X86_64 LibreOffice_project/00m0$Build-3</meta:generator>
    <meta:document-statistic meta:object-count="44"/>
  </office:meta>
</office:document-meta>
</file>